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0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4154in"/>
    </style:style>
    <style:style style:name="co5" style:family="table-column">
      <style:table-column-properties fo:break-before="auto" style:column-width="1.8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  <style:style style:name="ce2" style:family="table-cell" style:parent-style-name="Default" style:data-style-name="N50"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ext-properties style:font-name="Liberation Sans" style:font-name-asian="Droid Sans Fallback" style:font-name-complex="FreeSans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3642in" svg:height="4.5492in" svg:x="8.8185in" svg:y="3.5449in">
            <draw:object draw:notify-on-update-of-ranges="Sheet1.E2:Sheet1.E16 Sheet1.D2:Sheet1.D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3642in" svg:height="4.5492in" svg:x="0.4551in" svg:y="3.4831in">
            <draw:object draw:notify-on-update-of-ranges="Sheet1.E2:Sheet1.E16 Sheet1.C2:Sheet1.C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5"/>
        <table:table-column table:style-name="co2" table:number-columns-repeated="3" table:default-cell-style-name="Default"/>
        <table:table-row table:style-name="ro1">
          <table:table-cell table:style-name="Default" office:value-type="string" calcext:value-type="string">
            <text:p>Start time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 (mA)</text:p>
          </table:table-cell>
          <table:table-cell table:style-name="Default" office:value-type="string" calcext:value-type="string">
            <text:p>Total time</text:p>
          </table:table-cell>
          <table:table-cell table:style-name="Default" office:value-type="string" calcext:value-type="string">
            <text:p>Left-leaning Riemann (mAh)</text:p>
          </table:table-cell>
          <table:table-cell office:value-type="string" calcext:value-type="string">
            <text:p>Total mAh</text:p>
          </table:table-cell>
          <table:table-cell/>
          <table:table-cell office:value-type="string" calcext:value-type="string">
            <text:p>We've excluded initial times as they're often higher than start</text:p>
          </table:table-cell>
        </table:table-row>
        <table:table-row table:style-name="ro1">
          <table:table-cell office:value-type="date" office:date-value="2018-04-23T20:11:00" calcext:value-type="date">
            <text:p>04/23/18 08:11 PM</text:p>
          </table:table-cell>
          <table:table-cell table:style-name="ce1" office:value-type="date" office:date-value="2018-04-23T22:45:00" calcext:value-type="date">
            <text:p>04/23/18 10:45 PM</text:p>
          </table:table-cell>
          <table:table-cell office:value-type="float" office:value="2.87" calcext:value-type="float">
            <text:p>2.87</text:p>
          </table:table-cell>
          <table:table-cell office:value-type="float" office:value="3.6" calcext:value-type="float">
            <text:p>3.6</text:p>
          </table:table-cell>
          <table:table-cell table:formula="of:=[.B2]-[.A2]" office:value-type="time" office:time-value="PT02H33M59.999999944S" calcext:value-type="time">
            <text:p>02:34</text:p>
          </table:table-cell>
          <table:table-cell table:style-name="Default" table:formula="of:=[.E2]*[.D2]*24" office:value-type="float" office:value="9.23999999994412" calcext:value-type="float">
            <text:p>9.2399999999</text:p>
          </table:table-cell>
          <table:table-cell table:formula="of:=SUM([.F2:.F2])" office:value-type="float" office:value="9.23999999994412" calcext:value-type="float">
            <text:p>9.2399999999</text:p>
          </table:table-cell>
          <table:table-cell/>
          <table:table-cell office:value-type="string" calcext:value-type="string">
            <text:p>We also excluded multimeter change time</text:p>
          </table:table-cell>
        </table:table-row>
        <table:table-row table:style-name="ro1">
          <table:table-cell table:formula="of:=[.A2]" office:value-type="date" office:date-value="2018-04-23T20:11:00" calcext:value-type="date">
            <text:p>04/23/18 08:11 PM</text:p>
          </table:table-cell>
          <table:table-cell table:style-name="ce1" office:value-type="date" office:date-value="2018-04-24T00:49:00" calcext:value-type="date">
            <text:p>04/24/18 12:49 AM</text:p>
          </table:table-cell>
          <table:table-cell office:value-type="float" office:value="2.87" calcext:value-type="float">
            <text:p>2.87</text:p>
          </table:table-cell>
          <table:table-cell office:value-type="float" office:value="3.45" calcext:value-type="float">
            <text:p>3.45</text:p>
          </table:table-cell>
          <table:table-cell table:formula="of:=[.B3]-[.A3]" office:value-type="time" office:time-value="PT04H38M00.000000307S" calcext:value-type="time">
            <text:p>04:38</text:p>
          </table:table-cell>
          <table:table-cell table:formula="of:=([.E3]-[.E2])*24*[.D3]" office:value-type="float" office:value="7.13000000034808" calcext:value-type="float">
            <text:p>7.1300000003</text:p>
          </table:table-cell>
          <table:table-cell table:formula="of:=SUM([.F2:.F3])" office:value-type="float" office:value="16.3700000002922" calcext:value-type="float">
            <text:p>16.3700000003</text:p>
          </table:table-cell>
          <table:table-cell table:number-columns-repeated="2"/>
        </table:table-row>
        <table:table-row table:style-name="ro1">
          <table:table-cell table:formula="of:=[.A3]" office:value-type="date" office:date-value="2018-04-23T20:11:00" calcext:value-type="date">
            <text:p>04/23/18 08:11 PM</text:p>
          </table:table-cell>
          <table:table-cell table:style-name="ce1" office:value-type="date" office:date-value="2018-04-24T01:39:00" calcext:value-type="date">
            <text:p>04/24/18 01:39 AM</text:p>
          </table:table-cell>
          <table:table-cell office:value-type="float" office:value="2.87" calcext:value-type="float">
            <text:p>2.87</text:p>
          </table:table-cell>
          <table:table-cell office:value-type="float" office:value="3.47" calcext:value-type="float">
            <text:p>3.47</text:p>
          </table:table-cell>
          <table:table-cell table:formula="of:=[.B4]-[.A4]" office:value-type="time" office:time-value="PT05H28M00.000000028S" calcext:value-type="time">
            <text:p>05:28</text:p>
          </table:table-cell>
          <table:table-cell table:formula="of:=([.E4]-[.E3])*24*[.D4]" office:value-type="float" office:value="2.89166666639736" calcext:value-type="float">
            <text:p>2.8916666664</text:p>
          </table:table-cell>
          <table:table-cell table:formula="of:=SUM([.F2:.F4])" office:value-type="float" office:value="19.2616666666896" calcext:value-type="float">
            <text:p>19.2616666667</text:p>
          </table:table-cell>
          <table:table-cell table:number-columns-repeated="2"/>
        </table:table-row>
        <table:table-row table:style-name="ro1">
          <table:table-cell office:value-type="date" office:date-value="2018-04-24T18:34:00" calcext:value-type="date">
            <text:p>04/24/18 06:34 PM</text:p>
          </table:table-cell>
          <table:table-cell table:style-name="ce1" office:value-type="date" office:date-value="2018-04-24T20:27:00" calcext:value-type="date">
            <text:p>04/24/18 08:27 PM</text:p>
          </table:table-cell>
          <table:table-cell office:value-type="float" office:value="2.8" calcext:value-type="float">
            <text:p>2.8</text:p>
          </table:table-cell>
          <table:table-cell office:value-type="float" office:value="3.3" calcext:value-type="float">
            <text:p>3.3</text:p>
          </table:table-cell>
          <table:table-cell table:formula="of:=[.B5]-[.A5]+SESSION_0_TOTAL" office:value-type="time" office:time-value="PT07H21M00.000000126S" calcext:value-type="time">
            <text:p>07:21</text:p>
          </table:table-cell>
          <table:table-cell table:formula="of:=([.E5]-[.E4])*24*[.D5]" office:value-type="float" office:value="6.21500000008964" calcext:value-type="float">
            <text:p>6.2150000001</text:p>
          </table:table-cell>
          <table:table-cell table:formula="of:=SUM([.F2:.F5])" office:value-type="float" office:value="25.4766666667792" calcext:value-type="float">
            <text:p>25.4766666668</text:p>
          </table:table-cell>
          <table:table-cell table:number-columns-repeated="2"/>
        </table:table-row>
        <table:table-row table:style-name="ro1">
          <table:table-cell table:formula="of:=[.A5]" office:value-type="date" office:date-value="2018-04-24T18:34:00" calcext:value-type="date">
            <text:p>04/24/18 06:34 PM</text:p>
          </table:table-cell>
          <table:table-cell table:style-name="ce1" office:value-type="date" office:date-value="2018-04-24T22:00:00" calcext:value-type="date">
            <text:p>04/24/18 10:00 PM</text:p>
          </table:table-cell>
          <table:table-cell office:value-type="float" office:value="2.79" calcext:value-type="float">
            <text:p>2.79</text:p>
          </table:table-cell>
          <table:table-cell office:value-type="float" office:value="3.08" calcext:value-type="float">
            <text:p>3.08</text:p>
          </table:table-cell>
          <table:table-cell table:formula="of:=[.B6]-[.A6]+SESSION_0_TOTAL" office:value-type="time" office:time-value="PT08H54M00.000000084S" calcext:value-type="time">
            <text:p>08:54</text:p>
          </table:table-cell>
          <table:table-cell table:formula="of:=([.E6]-[.E5])*24*[.D6]" office:value-type="float" office:value="4.77399999996414" calcext:value-type="float">
            <text:p>4.774</text:p>
          </table:table-cell>
          <table:table-cell table:formula="of:=SUM([.F2:.F6])" office:value-type="float" office:value="30.2506666667433" calcext:value-type="float">
            <text:p>30.2506666667</text:p>
          </table:table-cell>
          <table:table-cell table:number-columns-repeated="2"/>
        </table:table-row>
        <table:table-row table:style-name="ro1">
          <table:table-cell table:formula="of:=[.A6]" office:value-type="date" office:date-value="2018-04-24T18:34:00" calcext:value-type="date">
            <text:p>04/24/18 06:34 PM</text:p>
          </table:table-cell>
          <table:table-cell office:value-type="date" office:date-value="2018-04-24T23:52:00" calcext:value-type="date">
            <text:p>04/24/18 11:52 PM</text:p>
          </table:table-cell>
          <table:table-cell office:value-type="float" office:value="2.8" calcext:value-type="float">
            <text:p>2.8</text:p>
          </table:table-cell>
          <table:table-cell office:value-type="float" office:value="3.23" calcext:value-type="float">
            <text:p>3.23</text:p>
          </table:table-cell>
          <table:table-cell table:formula="of:=[.B7]-[.A7]+SESSION_0_TOTAL" office:value-type="time" office:time-value="PT10H45M59.999999986S" calcext:value-type="time">
            <text:p>10:46</text:p>
          </table:table-cell>
          <table:table-cell table:formula="of:=([.E7]-[.E6])*24*[.D7]" office:value-type="float" office:value="6.0293333332456" calcext:value-type="float">
            <text:p>6.0293333332</text:p>
          </table:table-cell>
          <table:table-cell table:formula="of:=SUM([.F2:.F7])" office:value-type="float" office:value="36.2799999999889" calcext:value-type="float">
            <text:p>36.28</text:p>
          </table:table-cell>
          <table:table-cell table:number-columns-repeated="2"/>
        </table:table-row>
        <table:table-row table:style-name="ro1">
          <table:table-cell table:formula="of:=[.A7]" office:value-type="date" office:date-value="2018-04-24T18:34:00" calcext:value-type="date">
            <text:p>04/24/18 06:34 PM</text:p>
          </table:table-cell>
          <table:table-cell office:value-type="date" office:date-value="2018-04-25T02:01:00" calcext:value-type="date">
            <text:p>04/25/18 02:01 AM</text:p>
          </table:table-cell>
          <table:table-cell office:value-type="float" office:value="2.76" calcext:value-type="float">
            <text:p>2.76</text:p>
          </table:table-cell>
          <table:table-cell office:value-type="float" office:value="2.84" calcext:value-type="float">
            <text:p>2.84</text:p>
          </table:table-cell>
          <table:table-cell table:formula="of:=[.B8]-[.A8]+SESSION_0_TOTAL" office:value-type="time" office:time-value="PT12H55M00.00000007S" calcext:value-type="time">
            <text:p>12:55</text:p>
          </table:table-cell>
          <table:table-cell table:formula="of:=([.E8]-[.E7])*24*[.D8]" office:value-type="float" office:value="6.10600000006612" calcext:value-type="float">
            <text:p>6.1060000001</text:p>
          </table:table-cell>
          <table:table-cell table:formula="of:=SUM([.F2:.F8])" office:value-type="float" office:value="42.3860000000551" calcext:value-type="float">
            <text:p>42.3860000001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4-25T22:34:00" calcext:value-type="date">
            <text:p>04/25/18 10:34 PM</text:p>
          </table:table-cell>
          <table:table-cell office:value-type="date" office:date-value="2018-04-26T01:51:00" calcext:value-type="date">
            <text:p>04/26/18 01:51 AM</text:p>
          </table:table-cell>
          <table:table-cell office:value-type="float" office:value="2.78" calcext:value-type="float">
            <text:p>2.78</text:p>
          </table:table-cell>
          <table:table-cell office:value-type="float" office:value="2.94" calcext:value-type="float">
            <text:p>2.94</text:p>
          </table:table-cell>
          <table:table-cell table:style-name="ce4" table:formula="of:=[.B9]-[.A9]+SESSION_1_TOTAL" office:value-type="time" office:time-value="PT16H11M59.999999623S" calcext:value-type="time">
            <text:p>16:12</text:p>
          </table:table-cell>
          <table:table-cell table:formula="of:=([.E9]-[.E8])*24*[.D9]" office:value-type="float" office:value="9.65299999963492" calcext:value-type="float">
            <text:p>9.6529999996</text:p>
          </table:table-cell>
          <table:table-cell table:formula="of:=SUM([.F2:.F9])" office:value-type="float" office:value="52.03899999969" calcext:value-type="float">
            <text:p>52.0389999997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4-26T10:15:00" calcext:value-type="date">
            <text:p>04/26/18 10:15 AM</text:p>
          </table:table-cell>
          <table:table-cell office:value-type="date" office:date-value="2018-04-26T21:34:00" calcext:value-type="date">
            <text:p>04/26/18 09:34 PM</text:p>
          </table:table-cell>
          <table:table-cell office:value-type="float" office:value="2.76" calcext:value-type="float">
            <text:p>2.76</text:p>
          </table:table-cell>
          <table:table-cell office:value-type="float" office:value="2.42" calcext:value-type="float">
            <text:p>2.42</text:p>
          </table:table-cell>
          <table:table-cell table:formula="of:=[.B10]-[.A10]+SESSION_2_TOTAL" office:value-type="time" office:time-value="PT27H30M59.999999148S" calcext:value-type="time">
            <text:p>27:31</text:p>
          </table:table-cell>
          <table:table-cell table:formula="of:=([.E10]-[.E9])*24*[.D10]" office:value-type="float" office:value="27.386333333014" calcext:value-type="float">
            <text:p>27.386333333</text:p>
          </table:table-cell>
          <table:table-cell table:formula="of:=SUM([.F2:.F10])" office:value-type="float" office:value="79.425333332704" calcext:value-type="float">
            <text:p>79.4253333327</text:p>
          </table:table-cell>
          <table:table-cell table:number-columns-repeated="2"/>
        </table:table-row>
        <table:table-row table:style-name="ro1">
          <table:table-cell table:formula="of:=[.A10]" office:value-type="date" office:date-value="2018-04-26T10:15:00" calcext:value-type="date">
            <text:p>04/26/18 10:15 AM</text:p>
          </table:table-cell>
          <table:table-cell office:value-type="date" office:date-value="2018-04-27T02:15:00" calcext:value-type="date">
            <text:p>04/27/18 02:15 AM</text:p>
          </table:table-cell>
          <table:table-cell office:value-type="float" office:value="2.69" calcext:value-type="float">
            <text:p>2.69</text:p>
          </table:table-cell>
          <table:table-cell office:value-type="float" office:value="2.2" calcext:value-type="float">
            <text:p>2.2</text:p>
          </table:table-cell>
          <table:table-cell table:formula="of:=[.B11]-[.A11]+SESSION_2_TOTAL" office:value-type="time" office:time-value="PT32H11M59.999999413S" calcext:value-type="time">
            <text:p>32:12</text:p>
          </table:table-cell>
          <table:table-cell table:formula="of:=([.E11]-[.E10])*24*[.D11]" office:value-type="float" office:value="10.3033333334955" calcext:value-type="float">
            <text:p>10.3033333335</text:p>
          </table:table-cell>
          <table:table-cell table:formula="of:=SUM([.F2:.F11])" office:value-type="float" office:value="89.7286666661996" calcext:value-type="float">
            <text:p>89.7286666662</text:p>
          </table:table-cell>
          <table:table-cell table:number-columns-repeated="2"/>
        </table:table-row>
        <table:table-row table:style-name="ro1">
          <table:table-cell table:formula="of:=[.A11]" office:value-type="date" office:date-value="2018-04-26T10:15:00" calcext:value-type="date">
            <text:p>04/26/18 10:15 AM</text:p>
          </table:table-cell>
          <table:table-cell office:value-type="date" office:date-value="2018-04-27T08:52:00" calcext:value-type="date">
            <text:p>04/27/18 08:52 AM</text:p>
          </table:table-cell>
          <table:table-cell office:value-type="float" office:value="2.73" calcext:value-type="float">
            <text:p>2.73</text:p>
          </table:table-cell>
          <table:table-cell office:value-type="float" office:value="2.14" calcext:value-type="float">
            <text:p>2.14</text:p>
          </table:table-cell>
          <table:table-cell table:formula="of:=[.B12]-[.A12]+SESSION_2_TOTAL" office:value-type="time" office:time-value="PT38H48M59.999999106S" calcext:value-type="time">
            <text:p>38:49</text:p>
          </table:table-cell>
          <table:table-cell table:formula="of:=([.E12]-[.E11])*24*[.D12]" office:value-type="float" office:value="14.159666666484" calcext:value-type="float">
            <text:p>14.1596666665</text:p>
          </table:table-cell>
          <table:table-cell table:formula="of:=SUM([.F2:.F12])" office:value-type="float" office:value="103.888333332684" calcext:value-type="float">
            <text:p>103.8883333327</text:p>
          </table:table-cell>
          <table:table-cell table:number-columns-repeated="2"/>
        </table:table-row>
        <table:table-row table:style-name="ro1">
          <table:table-cell table:formula="of:=[.A12]" office:value-type="date" office:date-value="2018-04-26T10:15:00" calcext:value-type="date">
            <text:p>04/26/18 10:15 AM</text:p>
          </table:table-cell>
          <table:table-cell office:value-type="date" office:date-value="2018-04-27T18:47:00" calcext:value-type="date">
            <text:p>04/27/18 06:47 PM</text:p>
          </table:table-cell>
          <table:table-cell office:value-type="float" office:value="2.72" calcext:value-type="float">
            <text:p>2.72</text:p>
          </table:table-cell>
          <table:table-cell office:value-type="float" office:value="1.82" calcext:value-type="float">
            <text:p>1.82</text:p>
          </table:table-cell>
          <table:table-cell table:formula="of:=[.B13]-[.A13]+SESSION_2_TOTAL" office:value-type="time" office:time-value="PT48H43M59.999999176S" calcext:value-type="time">
            <text:p>48:44</text:p>
          </table:table-cell>
          <table:table-cell table:formula="of:=([.E13]-[.E12])*24*[.D13]" office:value-type="float" office:value="18.0483333333686" calcext:value-type="float">
            <text:p>18.0483333334</text:p>
          </table:table-cell>
          <table:table-cell table:formula="of:=SUM([.F2:.F13])" office:value-type="float" office:value="121.936666666052" calcext:value-type="float">
            <text:p>121.9366666661</text:p>
          </table:table-cell>
          <table:table-cell table:number-columns-repeated="2"/>
        </table:table-row>
        <table:table-row table:style-name="ro1">
          <table:table-cell table:formula="of:=[.A13]" office:value-type="date" office:date-value="2018-04-26T10:15:00" calcext:value-type="date">
            <text:p>04/26/18 10:15 AM</text:p>
          </table:table-cell>
          <table:table-cell office:value-type="date" office:date-value="2018-04-28T02:00:00" calcext:value-type="date">
            <text:p>04/28/18 02:00 AM</text:p>
          </table:table-cell>
          <table:table-cell office:value-type="float" office:value="2.71" calcext:value-type="float">
            <text:p>2.71</text:p>
          </table:table-cell>
          <table:table-cell office:value-type="float" office:value="1.71" calcext:value-type="float">
            <text:p>1.71</text:p>
          </table:table-cell>
          <table:table-cell table:formula="of:=[.B14]-[.A14]+SESSION_2_TOTAL" office:value-type="time" office:time-value="PT55H56M59.999999623S" calcext:value-type="time">
            <text:p>55:57</text:p>
          </table:table-cell>
          <table:table-cell table:formula="of:=([.E14]-[.E13])*24*[.D14]" office:value-type="float" office:value="12.3405000002123" calcext:value-type="float">
            <text:p>12.3405000002</text:p>
          </table:table-cell>
          <table:table-cell table:formula="of:=SUM([.F2:.F14])" office:value-type="float" office:value="134.277166666265" calcext:value-type="float">
            <text:p>134.2771666663</text:p>
          </table:table-cell>
          <table:table-cell table:number-columns-repeated="2"/>
        </table:table-row>
        <table:table-row table:style-name="ro1">
          <table:table-cell table:formula="of:=[.A14]" office:value-type="date" office:date-value="2018-04-26T10:15:00" calcext:value-type="date">
            <text:p>04/26/18 10:15 AM</text:p>
          </table:table-cell>
          <table:table-cell office:value-type="date" office:date-value="2018-04-28T14:44:00" calcext:value-type="date">
            <text:p>04/28/18 02:44 PM</text:p>
          </table:table-cell>
          <table:table-cell office:value-type="float" office:value="2.7" calcext:value-type="float">
            <text:p>2.7</text:p>
          </table:table-cell>
          <table:table-cell office:value-type="float" office:value="1.37" calcext:value-type="float">
            <text:p>1.37</text:p>
          </table:table-cell>
          <table:table-cell table:formula="of:=[.B15]-[.A15]+SESSION_2_TOTAL" office:value-type="time" office:time-value="PT68H40M59.999999427S" calcext:value-type="time">
            <text:p>68:41</text:p>
          </table:table-cell>
          <table:table-cell table:formula="of:=([.E15]-[.E14])*24*[.D15]" office:value-type="float" office:value="17.4446666665922" calcext:value-type="float">
            <text:p>17.4446666666</text:p>
          </table:table-cell>
          <table:table-cell table:formula="of:=SUM([.F2:.F15])" office:value-type="float" office:value="151.721833332857" calcext:value-type="float">
            <text:p>151.7218333329</text:p>
          </table:table-cell>
          <table:table-cell table:number-columns-repeated="2"/>
        </table:table-row>
        <table:table-row table:style-name="ro1">
          <table:table-cell table:formula="of:=[.A15]" office:value-type="date" office:date-value="2018-04-26T10:15:00" calcext:value-type="date">
            <text:p>04/26/18 10:15 AM</text:p>
          </table:table-cell>
          <table:table-cell office:value-type="date" office:date-value="2018-04-28T21:36:00" calcext:value-type="date">
            <text:p>04/28/18 09:36 PM</text:p>
          </table:table-cell>
          <table:table-cell office:value-type="float" office:value="2.69" calcext:value-type="float">
            <text:p>2.69</text:p>
          </table:table-cell>
          <table:table-cell office:value-type="float" office:value="1.23" calcext:value-type="float">
            <text:p>1.23</text:p>
          </table:table-cell>
          <table:table-cell table:formula="of:=[.B16]-[.A16]+SESSION_2_TOTAL" office:value-type="time" office:time-value="PT75H32M59.999999539S" calcext:value-type="time">
            <text:p>75:33</text:p>
          </table:table-cell>
          <table:table-cell table:formula="of:=([.E16]-[.E15])*24*[.D16]" office:value-type="float" office:value="8.44600000003818" calcext:value-type="float">
            <text:p>8.446</text:p>
          </table:table-cell>
          <table:table-cell table:formula="of:=SUM([.F2:.F16])" office:value-type="float" office:value="160.167833332895" calcext:value-type="float">
            <text:p>160.1678333329</text:p>
          </table:table-cell>
          <table:table-cell/>
          <table:table-cell office:value-type="string" calcext:value-type="string">
            <text:p>Still have 80mAh left (2.7 days?!)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formula="of:=80/1.23/24" office:value-type="float" office:value="2.710027100271" calcext:value-type="float">
            <text:p>2.7100271003</text:p>
          </table:table-cell>
        </table:table-row>
      </table:table>
      <table:named-expressions>
        <table:named-range table:name="SESSION_0_TOTAL" table:base-cell-address="$Sheet1.$F$4" table:cell-range-address="$Sheet1.$E$4"/>
        <table:named-range table:name="SESSION_1_TOTAL" table:base-cell-address="$Sheet1.$E$8" table:cell-range-address="$Sheet1.$E$8"/>
        <table:named-range table:name="SESSION_2_TOTAL" table:base-cell-address="$Sheet1.$E$9" table:cell-range-address="$Sheet1.$E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0">
      <number:day number:style="long"/>
      <number:text> </number:text>
      <number:hours number:style="long"/>
      <number:text>:</number:text>
      <number:minutes number:style="long"/>
    </number:date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dd </meta:initial-creator>
    <meta:creation-date>2018-04-28T21:41:05.845833000</meta:creation-date>
    <meta:generator>LibreOffice/4.2.8.2$Linux_X86_64 LibreOffice_project/420m0$Build-2</meta:generator>
    <dc:date>2018-04-28T22:15:07.198098734</dc:date>
    <dc:creator>todd </dc:creator>
    <meta:editing-duration>PT30M18S</meta:editing-duration>
    <meta:editing-cycles>6</meta:editing-cycles>
    <meta:document-statistic meta:table-count="1" meta:cell-count="1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2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246cm" svg:height="11.556cm" xlink:href=".." xlink:type="simple" chart:class="chart:line" chart:column-mapping="0" chart:style-name="ch1">
        <chart:plot-area chart:style-name="ch2" table:cell-range-address="Sheet1.D2:Sheet1.E16" chart:data-source-has-labels="column" svg:x="1.435cm" svg:y="0.231cm" svg:width="19.387cm" svg:height="10.113cm">
          <chartooo:coordinate-region svg:x="2.162cm" svg:y="0.43cm" svg:width="18.235cm" svg:height="9.267cm"/>
          <chart:axis chart:dimension="x" chart:name="primary-x" chart:style-name="ch3" chartooo:axis-type="auto">
            <chartooo:date-scale/>
            <chart:title svg:x="9.417cm" svg:y="10.575cm" chart:style-name="ch4">
              <text:p>Time elapsed (HH:MM)</text:p>
            </chart:title>
            <chart:categories table:cell-range-address="Sheet1.E2:Sheet1.E16"/>
          </chart:axis>
          <chart:axis chart:dimension="y" chart:name="primary-y" chart:style-name="ch5">
            <chart:title svg:x="0.451cm" svg:y="6.27cm" chart:style-name="ch6">
              <text:p>Current (mA)</text:p>
            </chart:title>
            <chart:grid chart:style-name="ch7" chart:class="major"/>
          </chart:axis>
          <chart:series chart:style-name="ch8" chart:values-cell-range-address="Sheet1.D2:Sheet1.D16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.106944444443798">
                <text:p>0</text:p>
                <draw:g>
                  <svg:desc>Sheet1.E2:Sheet1.E16</svg:desc>
                </draw:g>
              </table:table-cell>
              <table:table-cell office:value-type="float" office:value="3.6">
                <text:p>3.6</text:p>
                <draw:g>
                  <svg:desc>Sheet1.D2:Sheet1.D16</svg:desc>
                </draw:g>
              </table:table-cell>
            </table:table-row>
            <table:table-row>
              <table:table-cell office:value-type="float" office:value="0.193055555559113">
                <text:p>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float" office:value="0.227777777778101">
                <text:p>0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float" office:value="0.306250000001455">
                <text:p>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0.370833333334303">
                <text:p>0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float" office:value="0.448611111110949">
                <text:p>0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float" office:value="0.538194444445253">
                <text:p>0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float" office:value="0.674999999995634">
                <text:p>0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float" office:value="1.14652777776791">
                <text:p/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float" office:value="1.34166666665988">
                <text:p/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1.61736111110076">
                <text:p/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float" office:value="2.03055555554602">
                <text:p/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float" office:value="2.33124999999563">
                <text:p/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float" office:value="2.86180555554893">
                <text:p/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3.14791666666133">
                <text:p/>
              </table:table-cell>
              <table:table-cell office:value-type="float" office:value="1.23">
                <text:p>1.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2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246cm" svg:height="11.556cm" xlink:href=".." xlink:type="simple" chart:class="chart:line" chart:column-mapping="0" chart:style-name="ch1">
        <chart:plot-area chart:style-name="ch2" table:cell-range-address="Sheet1.E2:Sheet1.E16 Sheet1.C2:Sheet1.C16" chart:data-source-has-labels="column" svg:x="1.435cm" svg:y="0.231cm" svg:width="19.387cm" svg:height="10.113cm">
          <chartooo:coordinate-region svg:x="2.347cm" svg:y="0.431cm" svg:width="18.05cm" svg:height="9.266cm"/>
          <chart:axis chart:dimension="x" chart:name="primary-x" chart:style-name="ch3" chartooo:axis-type="auto">
            <chartooo:date-scale/>
            <chart:title svg:x="9.417cm" svg:y="10.575cm" chart:style-name="ch4">
              <text:p>Time elapsed (HH:MM)</text:p>
            </chart:title>
            <chart:categories table:cell-range-address="Sheet1.E2:Sheet1.E16"/>
          </chart:axis>
          <chart:axis chart:dimension="y" chart:name="primary-y" chart:style-name="ch5">
            <chart:title svg:x="0.451cm" svg:y="6.138cm" chart:style-name="ch6">
              <text:p>Voltage (V)</text:p>
            </chart:title>
            <chart:grid chart:style-name="ch7" chart:class="major"/>
          </chart:axis>
          <chart:series chart:style-name="ch8" chart:values-cell-range-address="Sheet1.C2:Sheet1.C16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.106944444443798">
                <text:p>0</text:p>
                <draw:g>
                  <svg:desc>Sheet1.E2:Sheet1.E16</svg:desc>
                </draw:g>
              </table:table-cell>
              <table:table-cell office:value-type="float" office:value="2.87">
                <text:p>2.87</text:p>
                <draw:g>
                  <svg:desc>Sheet1.C2:Sheet1.C16</svg:desc>
                </draw:g>
              </table:table-cell>
            </table:table-row>
            <table:table-row>
              <table:table-cell office:value-type="float" office:value="0.193055555559113">
                <text:p>0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float" office:value="0.227777777778101">
                <text:p>0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float" office:value="0.306250000001455">
                <text:p>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0.370833333334303">
                <text:p>0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float" office:value="0.448611111110949">
                <text:p>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0.538194444445253">
                <text:p>0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float" office:value="0.674999999995634">
                <text:p>0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float" office:value="1.14652777776791">
                <text:p/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float" office:value="1.34166666665988">
                <text:p/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float" office:value="1.61736111110076">
                <text:p/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float" office:value="2.03055555554602">
                <text:p/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float" office:value="2.33124999999563">
                <text:p/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float" office:value="2.86180555554893">
                <text:p/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3.14791666666133">
                <text:p/>
              </table:table-cell>
              <table:table-cell office:value-type="float" office:value="2.69">
                <text:p>2.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